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HttpClient.callGetResult( WebRequest theOriginal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faultHttpClient.DefaultHttpClient( WebConfiguration the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ttpClient.callRunTest( WebRequest th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HttpClient.doTest( WebRequest the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